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arshallingFailureException.Unmarshalling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rshallingFailureException.Unmarshalling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